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h/pay</text:p>
          </table:table-cell>
          <table:table-cell table:style-name="ce4" office:value-type="string">
            <text:p>Balance</text:p>
          </table:table-cell>
          <table:table-cell table:style-name="ce4" table:number-columns-repeated="2"/>
          <table:table-cell table:style-name="ce4" office:value-type="string">
            <text:p>daily ave</text:p>
          </table:table-cell>
          <table:table-cell table:style-name="ce4" office:value-type="string">
            <text:p>Interest</text:p>
          </table:table-cell>
          <table:table-cell table:style-name="ce4" office:value-type="string">
            <text:p>MMP</text:p>
          </table:table-cell>
          <table:table-cell table:style-name="ce4" table:number-columns-repeated="1016"/>
        </table:table-row>
        <table:table-row table:style-name="ro2">
          <table:table-cell table:style-name="ce2" office:value-type="string">
            <text:p>Bill start06/01/2020</text:p>
          </table:table-cell>
          <table:table-cell table:style-name="ce2"/>
          <table:table-cell table:style-name="ce3" office:value-type="currency" office:currency="USD" office:value="2647.94">
            <text:p>$2,647.94</text:p>
          </table:table-cell>
          <table:table-cell office:value-type="float" office:value="5">
            <text:p>5</text:p>
          </table:table-cell>
          <table:table-cell table:formula="of:=[.C2]*[.D2]" office:value-type="currency" office:currency="USD" office:value="13239.7">
            <text:p>$13,239.70</text:p>
          </table:table-cell>
          <table:table-cell/>
          <table:table-cell office:value-type="float" office:value="0.013">
            <text:p>0.013</text:p>
          </table:table-cell>
          <table:table-cell table:style-name="ce5" office:value-type="float" office:value="0.04">
            <text:p>0.0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0-06-06">
            <text:p>06/06/20</text:p>
          </table:table-cell>
          <table:table-cell table:style-name="ce3" office:value-type="currency" office:currency="USD" office:value="-1000">
            <text:p>-$1,000.00</text:p>
          </table:table-cell>
          <table:table-cell table:formula="of:=SUM([.C2];[.B3])" office:value-type="currency" office:currency="USD" office:value="1647.94">
            <text:p>$1,647.94</text:p>
          </table:table-cell>
          <table:table-cell office:value-type="float" office:value="2">
            <text:p>2</text:p>
          </table:table-cell>
          <table:table-cell table:formula="of:=[.C3]*[.D3]" office:value-type="currency" office:currency="USD" office:value="3295.88">
            <text:p>$3,295.88</text:p>
          </table:table-cell>
          <table:table-cell table:number-columns-repeated="2"/>
          <table:table-cell table:formula="of:=[.C11]*[.H2]" office:value-type="currency" office:currency="USD" office:value="89.1563177333333">
            <text:p>$89.16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0-06-08">
            <text:p>06/08/20</text:p>
          </table:table-cell>
          <table:table-cell table:style-name="ce3" office:value-type="currency" office:currency="USD" office:value="34.28">
            <text:p>$34.28</text:p>
          </table:table-cell>
          <table:table-cell table:formula="of:=SUM([.C3];[.B4])" office:value-type="currency" office:currency="USD" office:value="1682.22">
            <text:p>$1,682.22</text:p>
          </table:table-cell>
          <table:table-cell office:value-type="float" office:value="1">
            <text:p>1</text:p>
          </table:table-cell>
          <table:table-cell table:formula="of:=[.C4]*[.D4]" office:value-type="currency" office:currency="USD" office:value="1682.22">
            <text:p>$1,682.22</text:p>
          </table:table-cell>
          <table:table-cell/>
          <table:table-cell>
            <draw:frame table:end-cell-address="Sheet1.G4" table:end-x="0.0787in" table:end-y="0.1902in" draw:z-index="0" draw:style-name="gr1" draw:text-style-name="P1" svg:width="0.0787in" svg:height="0.1902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2" office:value-type="date" office:date-value="2020-06-09">
            <text:p>06/09/20</text:p>
          </table:table-cell>
          <table:table-cell table:style-name="ce3" office:value-type="currency" office:currency="USD" office:value="136.64">
            <text:p>$136.64</text:p>
          </table:table-cell>
          <table:table-cell table:formula="of:=SUM([.C4];[.B5])" office:value-type="currency" office:currency="USD" office:value="1818.86">
            <text:p>$1,818.86</text:p>
          </table:table-cell>
          <table:table-cell office:value-type="float" office:value="8">
            <text:p>8</text:p>
          </table:table-cell>
          <table:table-cell table:formula="of:=[.C5]*[.D5]" office:value-type="currency" office:currency="USD" office:value="14550.88">
            <text:p>$14,550.8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6-17">
            <text:p>06/17/20</text:p>
          </table:table-cell>
          <table:table-cell table:style-name="ce3" office:value-type="currency" office:currency="USD" office:value="42.15">
            <text:p>$42.15</text:p>
          </table:table-cell>
          <table:table-cell table:formula="of:=SUM([.C5];[.B6])" office:value-type="currency" office:currency="USD" office:value="1861.01">
            <text:p>$1,861.01</text:p>
          </table:table-cell>
          <table:table-cell/>
          <table:table-cell table:formula="of:=[.C6]*[.D6]" office:value-type="currency" office:currency="USD" office:value="0">
            <text:p>$0.00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3" office:value-type="currency" office:currency="USD" office:value="126.12">
            <text:p>$126.12</text:p>
          </table:table-cell>
          <table:table-cell table:formula="of:=SUM([.C6];[.B7])" office:value-type="currency" office:currency="USD" office:value="1987.13">
            <text:p>$1,987.13</text:p>
          </table:table-cell>
          <table:table-cell office:value-type="float" office:value="10">
            <text:p>10</text:p>
          </table:table-cell>
          <table:table-cell table:formula="of:=[.C7]*[.D7]" office:value-type="currency" office:currency="USD" office:value="19871.3">
            <text:p>$19,871.3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6-27">
            <text:p>06/27/20</text:p>
          </table:table-cell>
          <table:table-cell table:style-name="ce3" office:value-type="currency" office:currency="USD" office:value="215.15">
            <text:p>$215.15</text:p>
          </table:table-cell>
          <table:table-cell table:formula="of:=SUM([.C7];[.B8])" office:value-type="currency" office:currency="USD" office:value="2202.28">
            <text:p>$2,202.28</text:p>
          </table:table-cell>
          <table:table-cell office:value-type="float" office:value="4">
            <text:p>4</text:p>
          </table:table-cell>
          <table:table-cell table:formula="of:=[.C8]*[.D8]" office:value-type="currency" office:currency="USD" office:value="8809.12">
            <text:p>$8,809.1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nd of bill06/30/2020</text:p>
          </table:table-cell>
          <table:table-cell table:style-name="ce3"/>
          <table:table-cell table:formula="of:=SUM([.C8];[.B9])" office:value-type="currency" office:currency="USD" office:value="2202.28">
            <text:p>$2,202.28</text:p>
          </table:table-cell>
          <table:table-cell/>
          <table:table-cell table:formula="of:=[.C9]*[.D9]" office:value-type="currency" office:currency="USD" office:value="0">
            <text:p>$0.00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formula="of:=SUM([.C9];[.B10])" office:value-type="currency" office:currency="USD" office:value="2202.28">
            <text:p>$2,202.28</text:p>
          </table:table-cell>
          <table:table-cell table:formula="of:=SUM([.D2:.D8])" office:value-type="float" office:value="30">
            <text:p>30</text:p>
          </table:table-cell>
          <table:table-cell table:formula="of:=SUM ([.E2:.E8])" office:value-type="currency" office:currency="USD" office:value="61449.1">
            <text:p>$61,449.10</text:p>
          </table:table-cell>
          <table:table-cell table:formula="of:=[.E10]/[.D10]" office:value-type="currency" office:currency="USD" office:value="2048.30333333333">
            <text:p>$2,048.30</text:p>
          </table:table-cell>
          <table:table-cell table:formula="of:=[.F10]*[.G2]" office:value-type="currency" office:currency="USD" office:value="26.6279433333333">
            <text:p>$26.6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0-07-09">
            <text:p>07/09/20</text:p>
          </table:table-cell>
          <table:table-cell/>
          <table:table-cell table:formula="of:=SUM([.C8];[.G10])" office:value-type="currency" office:currency="USD" office:value="2228.90794333333">
            <text:p>$2,228.91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00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zenthlay Warren</meta:initial-creator>
    <meta:creation-date>2020-06-27T21:16:57.12</meta:creation-date>
    <dc:date>2020-06-28T00:26:24.53</dc:date>
    <dc:creator>Hyzenthlay Warren</dc:creator>
    <meta:editing-duration>PT1H33M16S</meta:editing-duration>
    <meta:editing-cycles>1</meta:editing-cycles>
    <meta:document-statistic meta:table-count="3" meta:cell-count="55" meta:object-count="1"/>
    <meta:generator>OpenOffice/4.1.6$Win32 OpenOffice.org_project/416m1$Build-9790</meta:generator>
  </office:meta>
</office:document-meta>
</file>

<file path=Object 1/content.xml><?xml version="1.0" encoding="utf-8"?>
<math xmlns="http://www.w3.org/1998/Math/MathML"/>
</file>